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3c5e9" officeooo:paragraph-rsid="0003c5e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4552f" officeooo:paragraph-rsid="0004552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3c5e9" officeooo:paragraph-rsid="0003c5e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4552f" officeooo:paragraph-rsid="0004552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3c5e9" officeooo:paragraph-rsid="0003c5e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03c5e9" officeooo:paragraph-rsid="0003c5e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4552f" officeooo:paragraph-rsid="0004552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47a8f" officeooo:paragraph-rsid="00047a8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4ac94" officeooo:paragraph-rsid="0004ac94" style:font-size-asian="12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3c5e9" style:font-size-asian="10.5pt" style:font-weight-asian="normal" style:font-size-complex="12pt" style:font-weight-complex="normal"/>
    </style:style>
    <style:style style:name="T4" style:family="text">
      <style:text-properties style:text-position="super 58%" fo:font-size="12pt" style:font-size-asian="10.5pt" style:font-size-complex="12pt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47a8f" style:font-weight-asian="normal" style:font-weight-complex="normal"/>
    </style:style>
    <style:style style:name="T7" style:family="text">
      <style:text-properties style:text-underline-style="none" fo:font-weight="normal" officeooo:rsid="0004ac94" style:font-weight-asian="normal" style:font-weight-complex="normal"/>
    </style:style>
    <style:style style:name="T8" style:family="text">
      <style:text-properties style:text-underline-style="none" fo:font-weight="normal" officeooo:rsid="0003c5e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XILINX Interview Questions</text:p>
      <text:p text:style-name="P6"/>
      <text:p text:style-name="P1">Written Test:</text:p>
      <text:p text:style-name="P1"/>
      <text:p text:style-name="P3"><text:span text:style-name="T1">1.Difference between int * const ptr and const int * ptr.</text:span></text:p>
      <text:p text:style-name="P3"><text:span text:style-name="T1">2.Write a program to find whether an architecture is little endian or big endian.</text:span></text:p>
      <text:p text:style-name="P3"><text:span text:style-name="T1">3.Write a function which accepts an integer as argument and reset 26</text:span><text:span text:style-name="T4">th</text:span><text:span text:style-name="T1"> bit of number and set 13</text:span><text:span text:style-name="T4">th</text:span><text:span text:style-name="T1"> bit of a number without changing remaining bits in number</text:span></text:p>
      <text:p text:style-name="P3"><text:span text:style-name="T1">4.Write a program to find number of 1's in binary form of a integer number without using bit wise operators and most optimised.</text:span></text:p>
      <text:p text:style-name="P3"><text:span text:style-name="T1">5.Write a program to print 1 to 100 numbers without using loops.</text:span></text:p>
      <text:p text:style-name="P3"><text:span text:style-name="T1">6.Write a program to multiply two numbers using bit wise operators.</text:span></text:p>
      <text:p text:style-name="P4"><text:span text:style-name="T1">7.Write a program to swap two numbers without using third variable.</text:span></text:p>
      <text:p text:style-name="P4"/>
      <text:p text:style-name="P2">Face to Face:</text:p>
      <text:p text:style-name="P2"/>
      <text:p text:style-name="P7"><text:span text:style-name="T5">1.What is BSS.</text:span></text:p>
      <text:p text:style-name="P7"><text:span text:style-name="T5">2.Why heap segment is used.</text:span></text:p>
      <text:p text:style-name="P7"><text:span text:style-name="T5">3.C compilation stages.</text:span></text:p>
      <text:p text:style-name="P7"><text:span text:style-name="T5">4.What does linker do.</text:span></text:p>
      <text:p text:style-name="P7"><text:span text:style-name="T5">5.Where local and global variables are stored in memory.</text:span></text:p>
      <text:p text:style-name="P7"><text:span text:style-name="T5">6.Truth table and logic diagram of XOR gate.</text:span></text:p>
      <text:p text:style-name="P7"><text:span text:style-name="T5">7.Implement NOR gate using NAND gates.</text:span></text:p>
      <text:p text:style-name="P7"><text:span text:style-name="T5">8.How will you define the XOR truth table for 100 bits.</text:span></text:p>
      <text:p text:style-name="P7"><text:span text:style-name="T5">9.What is white box and black box testing.</text:span></text:p>
      <text:p text:style-name="P7"><text:span text:style-name="T5">10.After fixing a bug what will you do to know whether it is working or not.</text:span></text:p>
      <text:p text:style-name="P7"><text:span text:style-name="T5">11.Difference between semaphore and mutex.</text:span></text:p>
      <text:p text:style-name="P7"><text:span text:style-name="T5">12.</text:span><text:span text:style-name="T6">Git command to apply a patch.</text:span></text:p>
      <text:p text:style-name="P8"><text:span text:style-name="T5">13.What is GDB.</text:span></text:p>
      <text:p text:style-name="P8"><text:span text:style-name="T5">14.</text:span><text:span text:style-name="T7">About Project.</text:span></text:p>
      <text:p text:style-name="P9"><text:span text:style-name="T5">15.What is QEMU and OPTEE.</text:span></text:p>
      <text:p text:style-name="P9"><text:span text:style-name="T5">16. 2's compliment form of a number in binary form.</text:span></text:p>
      <text:p text:style-name="P9"><text:span text:style-name="T5">17.Given a function </text:span></text:p>
      <text:p text:style-name="P9"><text:span text:style-name="T5"><text:s text:c="7"/>fun(source,destination,start,stop)-&gt;content in source is copied to destination from start address to stop address.</text:span></text:p>
      <text:p text:style-name="P9"><text:span text:style-name="T8"><text:s text:c="6"/></text:span><text:span text:style-name="T5">What are the different test cases you will test.</text:span></text:p>
      <text:p text:style-name="P9"><text:span text:style-name="T5">18.</text:span><text:span text:style-name="T8"> </text:span><text:span text:style-name="T5">What is cache memory.</text:span></text:p>
      <text:p text:style-name="P9"><text:span text:style-name="T5">19.DMA controller.</text:span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6:13:07.847655148</meta:creation-date>
    <dc:date>2019-04-12T17:26:55.936297039</dc:date>
    <meta:editing-duration>PT42M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254" meta:character-count="1488" meta:non-whitespace-character-count="1251"/>
  </office:meta>
</office:document-meta>
</file>